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4700000AC882EFF7CD5D5454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7cm" svg:height="8.2cm" svg:x="0cm" svg:y="0cm">
          <draw:image xlink:href="Pictures/100002010000134700000AC882EFF7CD5D5454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66cm" fo:margin-bottom="0cm" fo:text-indent="0cm"/>
      <style:text-properties fo:font-size="1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3cm" fo:margin-bottom="0cm" fo:text-indent="0cm"/>
      <style:text-properties fo:font-size="13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6cm" fo:margin-bottom="0cm" fo:text-indent="0cm"/>
      <style:text-properties fo:font-size="13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loext:opacity="100%" style:text-outline="false" style:text-line-through-style="none" style:text-line-through-type="none" style:font-name="Liberation Sans1" fo:font-family="'Liberation Sans'" style:font-family-generic="swiss" style:font-pitch="variable" fo:font-size="29.299999237060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7cm" fo:page-height="8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6pt" style:font-size-complex="26pt"/>
    </style:style>
    <style:style style:name="MT3" style:family="text">
      <style:text-properties fo:font-size="14pt" style:font-size-asian="20pt" style:font-size-complex="20pt"/>
    </style:style>
    <style:style style:name="MT4" style:family="text">
      <style:text-properties fo:font-size="13pt" style:font-size-asian="18pt" style:font-size-complex="18pt"/>
    </style:style>
    <style:style style:name="MT5" style:family="text">
      <style:text-properties fo:font-size="11pt" style:font-size-asian="15pt" style:font-size-complex="15pt"/>
    </style:style>
    <style:style style:name="MT6" style:family="text">
      <style:text-properties fo:font-size="10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19cm" svg:x="1cm" svg:y="3.763cm"/>
      <draw:page-thumbnail draw:layer="backgroundobjects" svg:width="8.999cm" svg:height="5.019cm" svg:x="1cm" svg:y="12.339cm"/>
      <draw:page-thumbnail draw:layer="backgroundobjects" svg:width="8.999cm" svg:height="5.019cm" svg:x="1cm" svg:y="20.915cm"/>
      <draw:page-thumbnail draw:layer="backgroundobjects" svg:width="8.999cm" svg:height="5.019cm" svg:x="11cm" svg:y="3.763cm"/>
      <draw:page-thumbnail draw:layer="backgroundobjects" svg:width="8.999cm" svg:height="5.019cm" svg:x="11cm" svg:y="12.339cm"/>
      <draw:page-thumbnail draw:layer="backgroundobjects" svg:width="8.999cm" svg:height="5.019cm" svg:x="11cm" svg:y="20.91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15.159cm" svg:height="0.8cm" svg:x="0.8cm" svg:y="0.8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5" draw:layer="backgroundobjects" svg:width="15.2cm" svg:height="7.6cm" svg:x="0.8cm" svg:y="2.2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-Zimolong</meta:initial-creator>
    <meta:creation-date>2020-03-22T17:01:23.530690920</meta:creation-date>
    <dc:date>2022-02-14T08:11:20.498410688</dc:date>
    <dc:creator>Dennis Schulmeister-Zimolong</dc:creator>
    <meta:editing-duration>PT1H15M37S</meta:editing-duration>
    <meta:editing-cycles>26</meta:editing-cycles>
    <meta:generator>LibreOffice/7.0.6.2$Linux_X86_64 LibreOffice_project/00$Build-2</meta:generator>
    <meta:document-statistic meta:object-count="21"/>
  </office:meta>
</office:document-meta>
</file>